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cb8" officeooo:paragraph-rsid="0005ccb8"/>
    </style:style>
    <style:style style:name="P2" style:family="paragraph" style:parent-style-name="Standard">
      <style:text-properties fo:language="ru" fo:country="RU" officeooo:rsid="000731ca" officeooo:paragraph-rsid="000731ca"/>
    </style:style>
    <style:style style:name="P3" style:family="paragraph" style:parent-style-name="Standard">
      <style:text-properties fo:language="ru" fo:country="RU" officeooo:rsid="00075599" officeooo:paragraph-rsid="00075599"/>
    </style:style>
    <style:style style:name="P4" style:family="paragraph" style:parent-style-name="Standard">
      <style:text-properties fo:language="ru" fo:country="RU" officeooo:rsid="00075599" officeooo:paragraph-rsid="00075599"/>
    </style:style>
    <style:style style:name="P5" style:family="paragraph" style:parent-style-name="Standard">
      <style:text-properties fo:language="ru" fo:country="RU" officeooo:rsid="00091483" officeooo:paragraph-rsid="00091483"/>
    </style:style>
    <style:style style:name="P6" style:family="paragraph" style:parent-style-name="Standard">
      <style:text-properties fo:language="ru" fo:country="RU" officeooo:rsid="000b7f30" officeooo:paragraph-rsid="000b7f30"/>
    </style:style>
    <style:style style:name="P7" style:family="paragraph" style:parent-style-name="Standard">
      <style:text-properties fo:language="ru" fo:country="RU" officeooo:rsid="000d7c01" officeooo:paragraph-rsid="000d7c01"/>
    </style:style>
    <style:style style:name="T1" style:family="text">
      <style:text-properties officeooo:rsid="00075599"/>
    </style:style>
    <style:style style:name="T2" style:family="text">
      <style:text-properties officeooo:rsid="0009ba30"/>
    </style:style>
    <style:style style:name="T3" style:family="text">
      <style:text-properties officeooo:rsid="000a4c6c"/>
    </style:style>
    <style:style style:name="T4" style:family="text">
      <style:text-properties officeooo:rsid="000b7f30"/>
    </style:style>
    <style:style style:name="T5" style:family="text">
      <style:text-properties officeooo:rsid="000d7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июня 2024</text:p>
      <text:p text:style-name="P1"/>
      <text:p text:style-name="P1">Что надо сделать:</text:p>
      <text:p text:style-name="P1">1) Придумать название галереи</text:p>
      <text:p text:style-name="P1">2) Создать репозиторий на GitHub</text:p>
      <text:p text:style-name="P1">3) Всосать этот репозиторий в какую-нибудь папку к себе на комп (git clone путь к репозиторию)</text:p>
      <text:p text:style-name="P2">4) Readme. Начать писать readme файл с инструкциями (в него мы будем писать в т.ч. как создать докер-контейнеры и т.п.)</text:p>
      <text:p text:style-name="P2">5) У нас приложение будет состоять из нескольких докер-контейнеров. В одном – сервер базы данных, в другом – Adminer (управление базой данных), в третьем (в будущем, не сейчас – само приложение). Контейнеры должны быть объединены сетью. Потому на<text:span text:style-name="T1">до создать докер-сеть (см. ридми к аркумиде, например).</text:span></text:p>
      <text:p text:style-name="P3">6) Создать dockerfile для сервера базы данных</text:p>
      <text:p text:style-name="P3">7) Создать docker-compose файл для инфраструктуры</text:p>
      <text:p text:style-name="P3">8) Развернуть инфраструктуру в докере</text:p>
      <text:p text:style-name="P3">9) Показать, что получилось</text:p>
      <text:p text:style-name="P3"/>
      <text:p text:style-name="P5">16 июня 2024</text:p>
      <text:p text:style-name="P5">1) Подключить less-файлы. То есть в public создать папочку css и в ней пока-что (только пока-что!) создать один файл <text:span text:style-name="T3">gallery</text:span>.less <text:span text:style-name="T2">В этом файле задай какой-нибудь базовый стиль для проверки — например сделай фон страницы такого цвета, который тя нравится. Проверь, что настроены watcher’ы для less. Подключи less-файл к </text:span><text:span text:style-name="T4">main.ts.</text:span></text:p>
      <text:p text:style-name="P5"/>
      <text:p text:style-name="P6">Если всё будет успешно — то у тебя фон страницы окрасится.</text:p>
      <text:p text:style-name="P6"/>
      <text:p text:style-name="P6">2) Создать базовые компоненты. Для этого в <text:span text:style-name="T5">src/components создать папку Shard (для общих компонентов) и в этой папке создать подпапки Header (верхняя часть сайта) и Footer (нижняя часть сайта).</text:span></text:p>
      <text:p text:style-name="P6"/>
      <text:p text:style-name="P7">Внутри этих подпапок создать по компоненту Footer.vue и Header.vue. Написать в них «тут будет заголовок» и «тут будет футер». Подключить эти компоненты в view (смотреть на taghairm для образца).</text:p>
      <text:p text:style-name="P7"/>
      <text:p text:style-name="P7">Когда компоненты будут успешно подключены — у тебя будет страница, на которой наверху написано «Тут будет заголовок», ниже написано «Привет, мир», а ещё ниже «Тут будет футер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43:36.621148924</meta:creation-date>
    <meta:generator>LibreOffice/7.6.7.2$Linux_X86_64 LibreOffice_project/60$Build-2</meta:generator>
    <dc:date>2024-06-16T13:36:39.939549813</dc:date>
    <meta:editing-duration>PT10M25S</meta:editing-duration>
    <meta:editing-cycles>6</meta:editing-cycles>
    <meta:document-statistic meta:table-count="0" meta:image-count="0" meta:object-count="0" meta:page-count="1" meta:paragraph-count="17" meta:word-count="260" meta:character-count="1721" meta:non-whitespace-character-count="1472"/>
  </office:meta>
</office:document-meta>
</file>